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f90" officeooo:paragraph-rsid="00190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github.com/google/googletest/blob/master/googletest/docs/Primer.md</text:p>
      <text:p text:style-name="P1"/>
      <text:p text:style-name="P1">http://stackoverflow.com/questions/36527577/gmock-cant-mock-a-method-that-called-in-another-method-in-the-same-class</text:p>
      <text:p text:style-name="P1"/>
      <text:p text:style-name="P1">https://github.com/google/googletest/blob/master/googletest/docs/AdvancedGuide.md#testing-private-code</text:p>
      <text:p text:style-name="P1"/>
      <text:p text:style-name="P1">https://github.com/google/googletest/blob/master/googlemock/docs/ForDummies.md#general-synta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6:39:13.720000000</meta:creation-date>
    <dc:date>2017-04-19T06:40:34.026000000</dc:date>
    <meta:editing-duration>PT1M23S</meta:editing-duration>
    <meta:editing-cycles>1</meta:editing-cycles>
    <meta:document-statistic meta:table-count="0" meta:image-count="0" meta:object-count="0" meta:page-count="1" meta:paragraph-count="4" meta:word-count="4" meta:character-count="385" meta:non-whitespace-character-count="385"/>
    <meta:generator>LibreOffice/5.3.0.3$Windows_x86 LibreOffice_project/7074905676c47b82bbcfbea1aeefc84afe1c50e1</meta:generator>
  </office:meta>
</office:document-meta>
</file>